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97e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97e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d6d2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 officeooo:rsid="000fb4e4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bold" officeooo:rsid="001197ee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bold" officeooo:rsid="0011d6d2"/>
    </style:style>
    <style:style style:name="T7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8" style:family="text">
      <style:text-properties fo:font-variant="normal" fo:text-transform="none" fo:color="#333333" style:font-name="Helvetica" fo:font-size="11.25pt" fo:letter-spacing="normal" fo:font-style="normal" fo:font-weight="normal" officeooo:rsid="000fb4e4"/>
    </style:style>
    <style:style style:name="T9" style:family="text">
      <style:text-properties fo:font-variant="normal" fo:text-transform="none" fo:color="#333333" style:font-name="Helvetica" fo:font-size="11.25pt" fo:letter-spacing="normal" fo:font-style="normal" fo:font-weight="normal" officeooo:rsid="001197ee"/>
    </style:style>
    <style:style style:name="T10" style:family="text">
      <style:text-properties fo:font-variant="normal" fo:text-transform="none" fo:color="#333333" style:font-name="Helvetica" fo:font-size="11.25pt" fo:letter-spacing="normal" fo:font-style="normal" fo:font-weight="normal" officeooo:rsid="0011d6d2"/>
    </style:style>
    <style:style style:name="T11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12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1">Tuntikirjanpito</text:span></text:span></text:p>
      <text:p text:style-name="P1"><text:span text:style-name="Strong_20_Emphasis"><text:span text:style-name="T12">Iitu Hagström</text:span></text:span></text:p>
      <text:p text:style-name="P1"><text:span text:style-name="Strong_20_Emphasis"><text:span text:style-name="T12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7">Kurssin aloitus klo 12-14</text:span></text:span></text:p>
      <text:p text:style-name="P2"><text:span text:style-name="Strong_20_Emphasis"><text:span text:style-name="T7">Kotona määrittelydokumentti ja repo-opiskelua 2h</text:span></text:span></text:p>
      <text:p text:style-name="P2"><text:span text:style-name="Strong_20_Emphasis"><text:span text:style-name="T8">yht. 4h</text:span></text:span><text:line-break/><text:span text:style-name="Strong_20_Emphasis"><text:span text:style-name="T4">1</text:span></text:span><text:bookmark-start text:name="__DdeLink__68_1207699206"/><text:span text:style-name="Strong_20_Emphasis"><text:span text:style-name="T4">5.5</text:span></text:span><text:span text:style-name="Strong_20_Emphasis"><text:span text:style-name="T3"> </text:span></text:span><text:span text:style-name="Strong_20_Emphasis"><text:span text:style-name="T4">keskiviikko:</text:span></text:span><text:bookmark-end text:name="__DdeLink__68_1207699206"/></text:p>
      <text:p text:style-name="P2"><text:span text:style-name="Strong_20_Emphasis"><text:span text:style-name="T8">Luokkakaavio ja testie</text:span></text:span><text:bookmark-start text:name="__DdeLink__70_1207699206"/><text:span text:style-name="Strong_20_Emphasis"><text:span text:style-name="T8">n opis</text:span></text:span><text:bookmark-end text:name="__DdeLink__70_1207699206"/><text:span text:style-name="Strong_20_Emphasis"><text:span text:style-name="T8">kelua 2h</text:span></text:span></text:p>
      <text:p text:style-name="P3"><text:span text:style-name="Strong_20_Emphasis"><text:span text:style-name="T5">34.5 torstai:</text:span></text:span></text:p>
      <text:p text:style-name="P3"><text:span text:style-name="Strong_20_Emphasis"><text:span text:style-name="T9">EsteKartan toimintoja 4h (unohtui pushata)</text:span></text:span></text:p>
      <text:p text:style-name="P3"><text:span text:style-name="Strong_20_Emphasis"><text:span text:style-name="T5">19.5 <text:s/>sunnuntai:</text:span></text:span></text:p>
      <text:p text:style-name="P3"><text:span text:style-name="Strong_20_Emphasis"><text:span text:style-name="T9">Graafisen käyttöliittymän aloitus 6h</text:span></text:span></text:p>
      <text:p text:style-name="P3"><text:bookmark-start text:name="__DdeLink__72_1207699206"/><text:span text:style-name="Strong_20_Emphasis"><text:span text:style-name="T5">30.5 torstai:</text:span></text:span></text:p>
      <text:p text:style-name="P3"><text:span text:style-name="Strong_20_Emphasis"><text:span text:style-name="T9">Graafisen käyttöliittymän hiiren toiminta</text:span></text:span><text:bookmark-end text:name="__DdeLink__72_1207699206"/><text:span text:style-name="Strong_20_Emphasis"><text:span text:style-name="T9"> 4h</text:span></text:span></text:p>
      <text:p text:style-name="P3"><text:span text:style-name="Strong_20_Emphasis"><text:span text:style-name="T5">31.5 perjantai:</text:span></text:span></text:p>
      <text:p text:style-name="P3"><text:span text:style-name="Strong_20_Emphasis"><text:span text:style-name="T9">Javadoc ja uusi luokkakaavio 3h</text:span></text:span></text:p>
      <text:p text:style-name="P5"><text:span text:style-name="Strong_20_Emphasis"><text:span text:style-name="T5">1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6">lauantai</text:span></text:span><text:span text:style-name="Strong_20_Emphasis"><text:span text:style-name="T5">:</text:span></text:span></text:p>
      <text:p text:style-name="P5"><text:span text:style-name="Strong_20_Emphasis"><text:span text:style-name="T10">Sekvenssikaaviot esteen luomiselle ja esteen siirtämiselle 1,5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6-01T12:08:06</dc:date>
    <meta:editing-duration>PT17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1" meta:paragraph-count="17" meta:word-count="59" meta:character-count="461" meta:non-whitespace-character-count="418"/>
  </office:meta>
</office:document-meta>
</file>